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language="en" fo:country="US"/>
    </style:style>
    <style:style style:name="P121" style:family="paragraph" style:parent-style-name="Text_20_body">
      <style:paragraph-properties fo:background-color="#eeeeee">
        <style:background-image/>
      </style:paragraph-properties>
    </style:style>
    <style:style style:name="P122" style:family="paragraph" style:parent-style-name="Text_20_body">
      <style:paragraph-properties fo:background-color="#eeeeee">
        <style:background-image/>
      </style:paragraph-properties>
      <style:text-properties fo:language="ru" fo:country="RU"/>
    </style:style>
    <style:style style:name="P123" style:family="paragraph" style:parent-style-name="Text_20_body">
      <style:paragraph-properties fo:text-align="justify" style:justify-single-word="false" fo:background-color="#eeeeee">
        <style:background-image/>
      </style:paragraph-properties>
      <style:text-properties fo:language="ru" fo:country="RU"/>
    </style:style>
    <style:style style:name="P124" style:family="paragraph" style:parent-style-name="Text_20_body">
      <style:paragraph-properties fo:background-color="#eeeeee">
        <style:background-image/>
      </style:paragraph-properties>
      <style:text-properties fo:language="en" fo:country="US"/>
    </style:style>
    <style:style style:name="P125" style:family="paragraph" style:parent-style-name="First_20_line_20_indent">
      <style:paragraph-properties fo:background-color="#eeeeee">
        <style:background-image/>
      </style:paragraph-properties>
      <style:text-properties fo:language="ru" fo:country="RU"/>
    </style:style>
    <style:style style:name="P12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7" style:family="paragraph" style:parent-style-name="Text_20_body">
      <style:paragraph-properties fo:margin-left="0cm" fo:margin-right="0cm" fo:text-align="justify"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cm" fo:margin-right="0cm" fo:text-align="center"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1" style:family="paragraph" style:parent-style-name="Footnote">
      <style:paragraph-properties fo:margin-left="0cm" fo:margin-right="0cm" fo:text-indent="0cm"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1">
      <style:paragraph-properties fo:background-color="#eeeeee">
        <style:background-image/>
      </style:paragraph-properties>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2">
      <style:paragraph-properties fo:background-color="#eeeeee">
        <style:background-image/>
      </style:paragraph-properties>
    </style:style>
    <style:style style:name="P160" style:family="paragraph" style:parent-style-name="Heading_20_2">
      <style:paragraph-properties fo:background-color="#eeeeee">
        <style:background-image/>
      </style:paragraph-properties>
      <style:text-properties fo:language="ru" fo:country="RU"/>
    </style:style>
    <style:style style:name="P16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800000" fo:font-weight="normal" fo:background-color="transparent"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1">Э</text:span><text:span text:style-name="T26">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9">Обмен ( <text:a xlink:type="simple" xlink:href="https://darkpony.ru/obmen/" text:style-name="Internet_20_link" text:visited-style-name="Visited_20_Internet_20_Link">https://darkpony.ru/obmen/</text:a> )</text:p>
      <text:p text:style-name="P119">Розовые глазки</text:p>
      <text:p text:style-name="P120">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4967886214686326216"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77041143078376227" text:style-name="L2">
        <text:list-item>
          <text:p text:style-name="P164">«Великие грифоны прошлого» - из канона (5<text:span text:style-name="T9">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65">Природа Проклятий</text:span>» - обмен</text:p>
        </text:list-item>
        <text:list-item>
          <text:p text:style-name="P164"><text:span text:style-name="T65">«Магия для Чайников»</text:span> - обмен</text:p>
        </text:list-item>
        <text:list-item>
          <text:p text:style-name="P164"><text:span text:style-name="T65">«Энциклопедия Арканум»</text:span> - обмен</text:p>
        </text:list-item>
        <text:list-item>
          <text:p text:style-name="P164">«О Гейсах» - обмен</text:p>
        </text:list-item>
        <text:list-item>
          <text:p text:style-name="P164">«<text:span text:style-name="T65">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595937381544995373"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text:soft-page-break/>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65">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text:soft-page-break/>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9">***</text:p>
      <text:p text:style-name="P129"/>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4580112837794308515"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8">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7"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8">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6"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60">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9">А из Пинто Крика уже месяц нет новостей...</text:span></text:p>
      <text:p text:style-name="P3"><text:span text:style-name="T43">–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9">– </text:span>“<text:span text:style-name="T1">Что я могу сделать, чтобы вернуть всё назад?</text:span>”</text:p>
      <text:p text:style-name="P11"><text:span text:style-name="T49">–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4">Что бы это значило, Флер?</text:span></text:p>
      <text:p text:style-name="P11"><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4">&lt;</text:span><text:span text:style-name="T64">Mark Knopfler - </text:span><text:span text:style-name="T63">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4">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6">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3">– Я </text:span><text:span text:style-name="T49">всегда буду оставаться в тени. </text:span><text:span text:style-name="T43">– </text:span><text:span text:style-name="T49">хлюпала единорожка. </text:span><text:span text:style-name="T43">–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7">эт правда?</text:span></text:p>
      <text:p text:style-name="P46"><text:span text:style-name="T13">– </text:span><text:span text:style-name="T67">Какая из? Их много, вообще-то. Ик!</text:span></text:p>
      <text:p text:style-name="P46"><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46"><text:span text:style-name="T13">– </text:span><text:span text:style-name="T67">Пока не умру?</text:span></text:p>
      <text:p text:style-name="P46"><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1">&lt;<text:span text:style-name="T72">David Bowie - Lets Dance/ Ashes To Ashes</text:span></text:p>
      <text:p text:style-name="P41"><text:span text:style-name="T72">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5">так её </text:span><text:span text:style-name="T3">разэтак</text:span><text:span text:style-name="T75">,</text:span><text:span text:style-name="T19"> магия!</text:span><text:span text:style-name="T62">»</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3">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61">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60">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1">пишешь</text:span><text:span text:style-name="T53">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3">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4">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60">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4">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4">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60">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8"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0">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 Плевок затормозил у потолка и вылетел в окно.</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5"><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text:soft-page-break/>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text:soft-page-break/>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106">– Ох, Селестия милосердная… Кракен… Этого не было в расчётах…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пикирует звено Вондерболтов.</text:p>
      <text:p text:style-name="P106">– <text:span text:style-name="T30">ПОНИ! ВЫ ЗАЕБАЛИ!!! ВЫ ДАДИТЕ МНЕ СПАТЬ, ИЛИ НЕТ?!!</text:span></text:p>
      <text:p text:style-name="P10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106">– Берегись!!!</text:p>
      <text:p text:style-name="P10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106"/>
      <text:p text:style-name="P109">~~~~~</text:p>
      <text:p text:style-name="P109"/>
      <text:p text:style-name="P10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106">Я принимаю вертикальное положение. Вокруг меня осыпавшиеся замшелые стены без крыши и… Дэш.</text:p>
      <text:p text:style-name="P10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106">– Учту. – я кривлюсь от боли. – Спасибо, Дэш. За мной должок.</text:p>
      <text:p text:style-name="P106"><text:soft-page-break/>– Да кто там считает! – отмахивается пегаска. – Ты не в курсе, куда я приземлилась? Ты уже был тут.</text:p>
      <text:p text:style-name="P106">Я качаю головой.</text:p>
      <text:p text:style-name="P106">– Я видел только маленькую часть замка Сестёр. И то, на бегу. Но ты ведь можешь подняться над замком и разведать путь?</text:p>
      <text:p text:style-name="P106">Пегаска чешет копытом в затылке.</text:p>
      <text:p text:style-name="P106">– Могу, конечно. Но пока я спускалась, меня трижды чуть не сбили.</text:p>
      <text:p text:style-name="P106">Над развалинами выстреливает пландерсид, целясь в пролетающего Вондерболта.</text:p>
      <text:p text:style-name="P106">–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106">Я сажусь на обломок колонны.</text:p>
      <text:p text:style-name="P10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А теперь скатывается в говнище план по спасению Селли же... Блядь, может, со мной что-то не так? Может, спасение Эквестрии придёт тогда, кода я самовыпилюсь?</text:p>
      <text:p text:style-name="P108">&lt;<text:span text:style-name="T23">Описать нарастание депрессивных мыслей от описанных случая к случаю</text:span>&gt;</text:p>
      <text:p text:style-name="P106">– Макс? – пегаска трясёт меня копытом. – Ты же у нас Проводник? Выбирай направление.</text:p>
      <text:p text:style-name="P106">Ну да, на работу флюгером я ещё гожусь, «Громовержец» от выбора направления нам на голову не свалится. Наверное.</text:p>
      <text:p text:style-name="P106">Я тыкаю на ближайший коридор.</text:p>
      <text:p text:style-name="P106">– Идём туда. Один хрен, они все одинаковые. Рано или поздно выйдем в знакомое место.</text:p>
      <text:p text:style-name="P106">– Верняк! – пегаска салютует. – Веди, Проводник!</text:p>
      <text:p text:style-name="P106">…</text:p>
      <text:p text:style-name="P10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text:p>
      <text:p text:style-name="P106">– Готова спорить на две тысячи бит, мы проходили этот перекрёсток двадцать минут назад. И сорок минут назад тоже проходили.</text:p>
      <text:p text:style-name="P106">Я поворачиваюсь к Дэш.</text:p>
      <text:p text:style-name="P106">– У тебя разве есть две тысячи бит?</text:p>
      <text:p text:style-name="P106">– Нет. И это показывает, насколько я уверена в победе.</text:p>
      <text:p text:style-name="P115"><text:span text:style-name="T36">К</text:span><text:span text:style-name="T1">ажется, из левого </text:span>коридор<text:span text:style-name="T1">а</text:span> <text:span text:style-name="T1">слышны знакомые голоса</text:span>.</text:p>
      <text:p text:style-name="P106">– Идём налево.</text:p>
      <text:p text:style-name="P106">– Так точно, Проводник. – <text:s/>в голосе пегаски энтузиазма заметно убавилось.</text:p>
      <text:p text:style-name="P106">– Послушай, не называй меня проводником. Это уже не смешно!</text:p>
      <text:p text:style-name="P106">Пегаска смотрит на меня вишнёвыми глазами.</text:p>
      <text:p text:style-name="P106">– А я и не смеюсь. Я хотела тебя подбодрить малёхо, а то ты нос повесил. Но если не хочешь — не бу…</text:p>
      <text:p text:style-name="P106">– Дэш! Сзади!!!</text:p>
      <text:p text:style-name="P106">Из подземелья за спиной пегаски бесшумно вываливается копошащаяся масса.</text:p>
      <text:p text:style-name="P116">Пегаска прыгает вперёд. Быстро оглянувшись, она бросается ко мне, подхватывает передними ногами под руки и летит в левый коридор. </text:p>
      <text:p text:style-name="P110"><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11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110">После двух кувырков по камням гуд<text:span text:style-name="T1">ит</text:span> голова и садн<text:span text:style-name="T1">ит</text:span> ушибленное плечо. </text:p>
      <text:p text:style-name="P110"><text:span text:style-name="T1">–</text:span> Дэш? Ты где? Дэш?</text:p>
      <text:p text:style-name="P110"><text:span text:style-name="T1">Я слышу</text:span> тяжёлое дыхание и звуки борьбы из бокового прохода позади <text:span text:style-name="T1">меня</text:span>.</text:p>
      <text:p text:style-name="P115"><text:span text:style-name="T1">Пландерсид</text:span> перетянул туловище Дэш в районе живота и медленно подтас<text:span text:style-name="T1">кивает</text:span> её вглубь проёма, в тёмный клубок извивающихся плетей, в центре которого гор<text:span text:style-name="T1">ят</text:span> жёлтые глаза-тарелки и торч<text:span text:style-name="T1">ит</text:span> <text:span text:style-name="T1">метровый</text:span> клюв.</text:p>
      <text:p text:style-name="P115"><text:span text:style-name="T1">–</text:span> Дэш!!! <text:span text:style-name="T1">–</text:span> <text:span text:style-name="T1">я</text:span> обн<text:span text:style-name="T1">имаю</text:span> её за шею и тяну. Дэш <text:span text:style-name="T1">делает</text:span> шаг-другой <text:span text:style-name="T1">вперёд</text:span>, но щупальце сильнее сж<text:span text:style-name="T1">имает</text:span> <text:span text:style-name="T1">пегаску. И</text:span>з извивающегося клубка с <text:span text:style-name="T1">треском</text:span> вылет<text:span text:style-name="T1">ают</text:span> ещё <text:span text:style-name="T1">три</text:span> плет<text:span text:style-name="T1">и</text:span> и обви<text:span text:style-name="T1">ваются</text:span> вокруг задних ног и крыл<text:span text:style-name="T1">а</text:span> пегаски. Дэш упира<text:span text:style-name="T1">ется</text:span> изо всех сил, я тяну, как <text:span text:style-name="T1">могу,</text:span> но она метр за метром приближа<text:span text:style-name="T1">ется</text:span> к <text:span text:style-name="T1">копошащемся</text:span> клубку.</text:p>
      <text:p text:style-name="P115">Наконец она <text:span text:style-name="T1">цедит</text:span> сквозь зубы:</text:p>
      <text:p text:style-name="P115"><text:span text:style-name="T1">–</text:span> Всё. Уходи! <text:span text:style-name="T1">–</text:span> и с сило<text:span text:style-name="T1">й толкает</text:span> меня в грудь копытом, вырываясь из объятий.</text:p>
      <text:p text:style-name="P115"><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15">Дэш <text:span text:style-name="T1">стонет,</text:span> у неё <text:span text:style-name="T1">подкашиваются</text:span> <text:span text:style-name="T1">задние</text:span> ноги.</text:p>
      <text:p text:style-name="P115"><text:span text:style-name="T1">–</text:span> Уйди! Не смотри на меня! <text:span text:style-name="T1">–</text:span> <text:span text:style-name="T1">кричит</text:span> она мне зло.</text:p>
      <text:p text:style-name="P115"><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15"><text:span text:style-name="T1">Р</text:span>ывок <text:span text:style-name="T1">тащит меня назад</text:span>. <text:span text:style-name="T1">Мне трудно дышать</text:span>.</text:p>
      <text:p text:style-name="P115">Дискорд, ругаясь сквозь зубы, воло<text:span text:style-name="T1">чёт</text:span> меня под мышкой по коридору. <text:span text:style-name="T1">Серьёзный тон не вяжется с вечно валяющим дурака драконикусом.</text:span></text:p>
      <text:p text:style-name="P115"><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15"><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11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text:p>
      <text:p text:style-name="P116">Это всё сон. Всего лишь дурной сон. Я сейчас проснусь, и ничего этого не будет. И не было. Ведь это только сон, правда?</text:p>
      <text:p text:style-name="P116">Я закрываю глаза и беззвучно кричу.</text:p>
      <text:p text:style-name="P116"/>
      <text:p text:style-name="P116"/>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oft-page-break/><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8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06"/>
      <text:p text:style-name="P106"/>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46"><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oft-page-break/><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1"><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2"/>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30"><text:soft-page-break/>-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0"/>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9"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9"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9" text:outline-level="2"/>
      <text:h text:style-name="P159" text:outline-level="2">Продолжение ЛСД-чаепития</text:h>
      <text:p text:style-name="P76"/>
      <text:p text:style-name="P76"><text:soft-page-break/><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9" text:outline-level="2">Поиск решения</text:h>
      <text:p text:style-name="P121"/>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9" text:outline-level="2">Поход к замку Принцес-2</text:h>
      <text:p text:style-name="P76"/>
      <text:p text:style-name="P76"/>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text:soft-page-break/>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text:soft-page-break/>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9"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9"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oft-page-break/><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text:soft-page-break/>–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9"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9" text:outline-level="2">След?</text:h>
      <text:p text:style-name="P121"/>
      <text:p text:style-name="P76"><text:span text:style-name="T9">&lt;</text:span><text:span text:style-name="T22">сначала эпизод - проверка сумки в серверной</text:span><text:span text:style-name="T9">&gt;</text:span></text:p>
      <text:p text:style-name="P76"><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oft-page-break/><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9"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text:soft-page-break/></text:p>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oft-page-break/><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033331367784327085" text:style-name="L5">
        <text:list-header>
          <text:p text:style-name="P16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317219" text:continue-numbering="true" text:style-name="L5">
        <text:list-header>
          <text:p text:style-name="P169">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32356" text:continue-numbering="true" text:style-name="L5">
        <text:list-header>
          <text:p text:style-name="P169">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23973" text:continue-numbering="true" text:style-name="L5">
        <text:list-header>
          <text:p text:style-name="P169">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60" text:outline-level="2">Почти.</text:h>
      <text:p text:style-name="P122"/>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60" text:outline-level="2">Дискорд</text:h>
      <text:p text:style-name="P121"/>
      <text:p text:style-name="P122">Девушки поспешно собирались, пока я растолковывал им задачу.</text:p>
      <text:p text:style-name="P12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2"><text:span text:style-name="T9">– </text:span>Это тот твой приятель, который разбился с полгода назад? – спросила Эпплджек.</text:p>
      <text:p text:style-name="P122"><text:span text:style-name="T9">– </text:span>Да, это он.</text:p>
      <text:p text:style-name="P122"><text:span text:style-name="T9">– </text:span>А как мы попадём в его квартиру? Там сейчас кто-то живёт? – Флаттершай прыгала на одной ноге, натягивая кед.</text:p>
      <text:p text:style-name="P12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3"><text:soft-page-break/>Я поднёс брелок пропуска к домофону, но дверь подъезда не открылась. Замигала красная лампочка и зажужжал зуммер.</text:p>
      <text:p text:style-name="P123">Я выругался.</text:p>
      <text:p text:style-name="P123"><text:span text:style-name="T9">– </text:span>Макс, что случилось? У нас проблемы?</text:p>
      <text:p text:style-name="P12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3"><text:span text:style-name="T9">– </text:span>Нет нужды. Лучше станьте-ка сзади меня так, чтобы заслонить от этих бабулек и от вооон той камеры наблюдения.</text:p>
      <text:list xml:id="list2427248946923968598" text:style-name="L6">
        <text:list-header>
          <text:p text:style-name="P17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5"><text:span text:style-name="T9">– </text:span>Макс, тут окно разбито! И верёвка какая-то висит. – крикнула Флаттершай из кухни.</text:p>
      <text:p text:style-name="P145"><text:span text:style-name="T9">–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pan text:style-name="T9">–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oft-page-break/><text:span text:style-name="T9">– </text:span>Оп-па! – пробормотала Эпплджек. – Нежданчик!</text:p>
      <text:p text:style-name="P145"><text:span text:style-name="T9">– </text:span>Ты, я вижу, времени не терял, – моя рука под прикрытием стола медленно тянулась к тяжёлой фарфоровой кружке, стоящей на краю.</text:p>
      <text:p text:style-name="P125"><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9">– </text:span>А почему ты вообще решил искать нас тут? – спросила Эпплджек. – Приехал бы домой. Мы б тебя чаем напоили.</text:p>
      <text:p text:style-name="P125"><text:span text:style-name="T9">–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9">– </text:span>С кем это вы тут разговариваете?</text:p>
      <text:list xml:id="list3933111892534782858" text:style-name="L7">
        <text:list-header>
          <text:p text:style-name="P16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59" text:outline-level="2">Селестия</text:h>
      <text:p text:style-name="P145"/>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text:soft-page-break/>–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3">сюда можно вставить похождения Дискорда</text:span>&gt;</text:p>
      <text:p text:style-name="P135">***</text:p>
      <text:p text:style-name="P138">–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8">– И что? – продолжила его мысль Эпплджек.</text:p>
      <text:p text:style-name="P138">–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text:soft-page-break/>–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text:soft-page-break/>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4"/>
      <text:h text:style-name="P159"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text:soft-page-break/>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5" text:outline-level="1">Беседа за столиком в ночи</text:h>
      <text:p text:style-name="P124">&lt;<text:span text:style-name="T60">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Ключевое слово - <text:span text:style-name="T30">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9">–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oft-page-break/><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pan text:style-name="T9">–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text:soft-page-break/>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text:soft-page-break/>&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text:soft-page-break/>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4340145102702495151" text:style-name="L8">
        <text:list-header>
          <text:p text:style-name="P174">(<text:span text:style-name="T29">Луна — как повелительница снов, слышала разговор Макса с Анакорном</text:span>)</text:p>
          <text:p text:style-name="P175"/>
        </text:list-header>
      </text:list>
      <text:p text:style-name="P13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oft-page-break/><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9" text:outline-level="2">Земля</text:h>
      <text:p text:style-name="P95">&lt;<text:span text:style-name="T60">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17T00:13:06.45</dc:date>
    <meta:editing-duration>P109DT12M26S</meta:editing-duration>
    <meta:editing-cycles>6574</meta:editing-cycles>
    <meta:generator>OpenOffice/4.1.1$Win32 OpenOffice.org_project/411m6$Build-9775</meta:generator>
    <dc:creator>макс </dc:creator>
    <meta:document-statistic meta:table-count="0" meta:image-count="0" meta:object-count="0" meta:page-count="192" meta:paragraph-count="4010" meta:word-count="90505" meta:character-count="576871"/>
  </office:meta>
</office:document-meta>
</file>